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Preformatted_20_Text">
      <style:paragraph-properties fo:orphans="2" fo:widows="2"/>
      <style:text-properties fo:font-variant="normal" fo:text-transform="none" fo:color="#000000" fo:letter-spacing="normal" fo:font-style="normal" fo:font-weight="normal"/>
    </style:style>
    <style:style style:name="P3" style:family="paragraph" style:parent-style-name="Preformatted_20_Text">
      <style:text-properties fo:color="#000000"/>
    </style:style>
    <style:style style:name="P4" style:family="paragraph" style:parent-style-name="Preformatted_20_Text">
      <style:paragraph-properties fo:orphans="2" fo:widows="2"/>
      <style:text-properties fo:color="#000000"/>
    </style:style>
    <style:style style:name="P5"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1. ¿Cuál es la categoría de ingrediente (carne, pescado, etc.) que se usa en mayor cantidad en los platos del restaurante?</text:p>
      <text:p text:style-name="P4"/>
      <text:p text:style-name="P2">2. Queremos el primer nombre de todos los clientes que tienen 333 en alguna parte de su teléfono. Debe ir completamente en mayúsculas. No deben haber espacios en blanco al principio o al final del nombre en el resultado final.</text:p>
      <text:p text:style-name="P4"/>
      <text:p text:style-name="P2">3. Se quiere mostrar todos los nombres de los ingredientes que empiecen por una letra consonante, con todas sus letras en mayúsculas, y cuyo estado sea LIQUIDO.</text:p>
      <text:p text:style-name="P4"/>
      <text:p text:style-name="P2">4. ¿Cuál es la diferencia de cantidad que hay entre el ingrediente que se usa en mayor cantidad y el que se usa en menos? Expresa el valor añadiendo al final "gramos". Añade el alias de columna "Diferencia" al resultado.</text:p>
      <text:p text:style-name="P4"/>
      <text:p text:style-name="P2">5. Se quiere mostrar el nombre de los platos pero con un formato distinto. Se quiere quitar las palabras "Plato" y "Entrante", debe estar la primera letra en mayúsculas de cada palabra, y se debe incluir un punto y final al terminar de mostrar el nombre del plato. No debe quedar ningún espacio ni al principio ni al final del nombre del plato.</text:p>
      <text:p text:style-name="P4"/>
      <text:p text:style-name="P2">6. ¿Qué nombre de platos se sirvieron (estado SERVIDO en COMANDAS), sin repetir, el 1 de marzo de 2021 entre las 21 y las 21:30 horas?</text:p>
      <text:p text:style-name="P4"/>
      <text:p text:style-name="P2">7. Se quiere una lista con el nombre en minúsculas de todos los ingredientes que sean CONDIMENTO y se encuentren en estado SOLIDO.</text:p>
      <text:p text:style-name="P4"/>
      <text:p text:style-name="P2">8. Se quiere saber todas las categorías (CATEGORIA) de ingredientes que haya sin repetir resultado ordenadas en orden de la z a la a.</text:p>
      <text:p text:style-name="P4"/>
      <text:p text:style-name="P2">9. Se quiere saber cuántas comandas se realizaron entre las 21:00 y las 21:10 horas (ambas inclusive) el día 01/03/21.</text:p>
      <text:p text:style-name="P4"/>
      <text:p text:style-name="P2">10. Muestra el nombre, teléfono y localidad de los clientes que viva en Bormujos y su teléfono no empiece por 1. Debes usar alias para nombrar las tres columnas, la primera será "Cliente", la segunda "Tfno" y la tercera "Loc".</text:p>
      <text:p text:style-name="P4"/>
      <text:p text:style-name="P2">11. Muestra todos los datos de la tabla ingredientes en mayúsculas y que se encuentren en estado SOLIDO.</text:p>
      <text:p text:style-name="P4"/>
      <text:p text:style-name="P2">12. ¿Cuál es el ingrediente cuyo nombre tiene más caracteres? Pon en una única columna el nombre del ingrediente: número de caracteres. Ej.: Guisante: 8</text:p>
      <text:p text:style-name="P4"/>
      <text:p text:style-name="P2">13. ¿Cuántas comandas se han hecho en MARTES? Debe dar 11.</text:p>
      <text:p text:style-name="P4"/>
      <text:p text:style-name="P2">14. Se quiere saber cuántos platos se preparan en 10 minutos, cuantos en 15 y cuantos en 25. Muestra una lista agrupada con el tiempo de preparación y el número de platos que tardan ese tiempo. EL resultado debe estar ordenado por el tiempo de preparación de menor a mayor.</text:p>
      <text:p text:style-name="P4"/>
      <text:p text:style-name="P2">15. Necesitamos una lista con el NOMBRE y la LOCALIDAD de los clientes, pero el NOMBRE debe tener todas las letras en mayúsculas y que no haya ningún espacio entre nombres compuestos. Ej.: PEDROJUAN.</text:p>
      <text:p text:style-name="P4"/>
      <text:p text:style-name="P2">16. Indica el valor medio del PRECIO de los platos con REDONDEO de dos decimales.</text:p>
      <text:p text:style-name="P4"/>
      <text:p text:style-name="P2">17. Indica el NOMBRE del plato más caro.</text:p>
      <text:p text:style-name="P4"/>
      <text:p text:style-name="P2">18. Indica la lista de ingredientes (NOMBRE y CANTIDAD en 2 columnas diferentes) del plato "Entrante bacalao en aceite".</text:p>
      <text:p text:style-name="P4"/>
      <text:p text:style-name="P2">19. Indica la lista de ingredientes (NOMBRE) del plato "Tarta de queso".</text:p>
      <text:p text:style-name="P4"/>
      <text:p text:style-name="P2"><text:soft-page-break/>20. Devuelve el NOMBRE y la CATEGORIA de los ingredientes que empiezan por "Pi".</text:p>
      <text:p text:style-name="P4"/>
      <text:p text:style-name="P2">21. ¿Cuántos ingredientes pertenecen a la CATEGORIA de LACTEO? Indica tan solo el número.</text:p>
      <text:p text:style-name="P4"/>
      <text:p text:style-name="P2">22. ¿Cuánto dinero se ha obtenido del plato de ID = 5? Indica solo una columna con el importe con dos decimales. Recuerda que para obtener dinero de un plato, los comensales han debido de pagar la comanda, es decir, tener un estado COBRADO.</text:p>
      <text:p text:style-name="P4"/>
      <text:p text:style-name="P2">23. ¿Cuál es el NOMBRE del ingrediente que se usa en más platos?</text:p>
      <text:p text:style-name="P4"/>
      <text:p text:style-name="P2">24. ¿En el NOMBRE de qué platos se usa el ingrediente "Aceite de oliva virgen extra"?</text:p>
      <text:p text:style-name="P4"/>
      <text:p text:style-name="P2">25. ¿Cuál es el nombre del plato que entró por comanda en COCINA el 01/03/21 a las 21:16?</text:p>
      <text:p text:style-name="P4"/>
      <text:p text:style-name="P2">26. ¿Cuántas comandas, independientemente del estado de la comanda, hay registradas hasta ahora del plato "Entrante Crema de zanahorias"?</text:p>
      <text:p text:style-name="P4"/>
      <text:p text:style-name="P2">27. Indica el nombre de los platos cuyo precio sea superior a 4 euros pero se tarde menos de 15 minutos en prepararse.</text:p>
      <text:p text:style-name="P4"/>
      <text:p text:style-name="P2">28. Indica el nombre de cliente que ha DEVUELTO una comanda.</text:p>
      <text:p text:style-name="P4"/>
      <text:p text:style-name="P2">29. ¿Cuántas comandas se han SERVIDO a la mesa 1 entre las 21:20 y las 21:50?</text:p>
      <text:p text:style-name="P4"/>
      <text:p text:style-name="P2">30. Indica la CATEGORIA del ingrediente Perejil. Debes mostrar dicha categoría con el tamaño/número de caracteres que sea el tamaño de la categoría que tenga menos letras. En este caso, es OTRO, que tiene 4 caracteres, pero no puedes usar el número 4, debes calcular en tu query ese tamaño mínimo.</text:p>
      <text:p text:style-name="P4"/>
      <text:p text:style-name="P2">31. Se quiere saber el nombre del cliente, el tiempo de preparación del plato que pidió, el nombre del ingrediente que se usa en mayor cantidad en dicho plato que pidió y la categoría de dicho ingrediente, para aquella comanda realizada en la mesa 1 que fue DEVUELTO.</text:p>
      <text:p text:style-name="P4"/>
      <text:p text:style-name="P5">32. Se quiere mostrar una lista con todos los ingredientes en una columna, y en otra columna la suma de la cantidad empleada por cada ingrediente en los distintos plato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S</meta:editing-duration>
    <meta:editing-cycles>3</meta:editing-cycles>
    <meta:generator>OpenOffice/4.1.14$Win32 OpenOffice.org_project/4114m1$Build-9811</meta:generator>
    <dc:date>2024-06-18T23:04:46.38</dc:date>
    <meta:document-statistic meta:table-count="0" meta:image-count="0" meta:object-count="0" meta:page-count="2" meta:paragraph-count="32" meta:word-count="833" meta:character-count="4685"/>
    <meta:user-defined meta:name="Info 1"/>
    <meta:user-defined meta:name="Info 2"/>
    <meta:user-defined meta:name="Info 3"/>
    <meta:user-defined meta:name="Info 4"/>
  </office:meta>
</office:document-meta>
</file>